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Modern" svg:font-family="Modern" style:font-family-generic="modern" style:font-pitch="variable"/>
    <style:font-face style:name="Open Baskerville 0.0.75" svg:font-family="'Open Baskerville 0.0.75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Open Baskerville 0.0.75" fo:font-size="12pt" fo:language="pt" fo:country="BR" fo:font-weight="bold" officeooo:paragraph-rsid="000b5926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Open Baskerville 0.0.75" fo:font-size="12pt" fo:language="pt" fo:country="BR" fo:font-weight="normal" officeooo:paragraph-rsid="000d2ae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Open Baskerville 0.0.75" fo:font-size="12pt" fo:language="pt" fo:country="BR" fo:font-weight="normal" officeooo:paragraph-rsid="0010b6d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Open Baskerville 0.0.75" fo:font-size="12pt" fo:language="pt" fo:country="BR" fo:font-weight="normal" officeooo:paragraph-rsid="0011ee9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Open Baskerville 0.0.75" fo:font-size="12pt" fo:language="pt" fo:country="BR" fo:font-weight="normal" officeooo:paragraph-rsid="0012aee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Open Baskerville 0.0.75" fo:font-size="12pt" fo:language="pt" fo:country="BR" fo:font-weight="normal" officeooo:paragraph-rsid="0011ee9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Open Baskerville 0.0.75" fo:font-size="12pt" fo:language="pt" fo:country="BR" fo:font-weight="normal" officeooo:paragraph-rsid="0012aee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Open Baskerville 0.0.75" fo:font-size="12pt" fo:language="pt" fo:country="BR" fo:font-weight="normal" officeooo:paragraph-rsid="0013805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Open Baskerville 0.0.75" fo:font-size="12pt" fo:language="pt" fo:country="BR" fo:font-weight="normal" officeooo:paragraph-rsid="0015201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Open Baskerville 0.0.75" fo:font-size="12pt" fo:language="pt" fo:country="BR" fo:font-weight="normal" officeooo:paragraph-rsid="0015ccb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Open Baskerville 0.0.75" fo:font-size="12pt" fo:language="pt" fo:country="BR" fo:font-weight="normal" officeooo:paragraph-rsid="0016927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Open Baskerville 0.0.75" fo:font-size="12pt" fo:language="pt" fo:country="BR" fo:font-weight="normal" officeooo:paragraph-rsid="0016fdd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style:font-name="Open Baskerville 0.0.75" fo:font-size="12pt" fo:language="pt" fo:country="BR" fo:font-weight="normal" officeooo:paragraph-rsid="00152018" style:font-size-asian="12pt" style:font-weight-asian="normal" style:font-size-complex="12pt" style:font-weight-complex="normal"/>
    </style:style>
    <style:style style:name="T1" style:family="text">
      <style:text-properties officeooo:rsid="000b5926"/>
    </style:style>
    <style:style style:name="T2" style:family="text">
      <style:text-properties officeooo:rsid="000d2aef"/>
    </style:style>
    <style:style style:name="T3" style:family="text">
      <style:text-properties officeooo:rsid="000efcca"/>
    </style:style>
    <style:style style:name="T4" style:family="text">
      <style:text-properties officeooo:rsid="0010b6da"/>
    </style:style>
    <style:style style:name="T5" style:family="text">
      <style:text-properties officeooo:rsid="0011ee93"/>
    </style:style>
    <style:style style:name="T6" style:family="text">
      <style:text-properties officeooo:rsid="0012aeec"/>
    </style:style>
    <style:style style:name="T7" style:family="text">
      <style:text-properties officeooo:rsid="0013805e"/>
    </style:style>
    <style:style style:name="T8" style:family="text">
      <style:text-properties officeooo:rsid="00152018"/>
    </style:style>
    <style:style style:name="T9" style:family="text">
      <style:text-properties officeooo:rsid="0015ccbc"/>
    </style:style>
    <style:style style:name="T10" style:family="text">
      <style:text-properties officeooo:rsid="00169276"/>
    </style:style>
    <style:style style:name="T11" style:family="text">
      <style:text-properties officeooo:rsid="0016fdd7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oria dos fasores usando a HP50g</text:span></text:p>
      <text:p text:style-name="P1"><text:span text:style-name="T1">Felipe Bandeira, 25/01/2013. Fortaleza-CE</text:span></text:p>
      <text:p text:style-name="P1"><text:span text:style-name="T1"/></text:p>
      <text:p text:style-name="P2"><text:span text:style-name="T2">A fasores na HP podem ser representados na forma reta</text:span><text:span text:style-name="T3">n</text:span><text:span text:style-name="T2">gular ou polar, todo o tratamento do número é baseado em todo o calculo vetorial. </text:span></text:p>
      <text:p text:style-name="P2"><text:span text:style-name="T2">A teoria dos fasores facilita a analise </text:span><text:span text:style-name="T4">de circuitos em corrente alternada senoidais em regime permanente, por exemplo:</text:span></text:p>
      <text:p text:style-name="P2"><text:span text:style-name="T4"/></text:p>
      <text:p text:style-name="P3"><text:span text:style-name="T4"><draw:frame draw:style-name="fr1" draw:name="Objeto1" text:anchor-type="as-char" svg:width="3.655cm" svg:height="0.494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6"><text:span text:style-name="T5">na forma fasorial ele é representado:</text:span></text:p>
      <text:p text:style-name="P6"><text:span text:style-name="T5"/></text:p>
      <text:p text:style-name="P4"><text:span text:style-name="T5"><draw:frame draw:style-name="fr1" draw:name="Objeto2" text:anchor-type="as-char" svg:width="1.866cm" svg:height="0.48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7"><text:span text:style-name="T6">para facilita a criação desse números na calculadora é possível usar o NUMP, </text:span><text:span text:style-name="T7">como exemplo:</text:span></text:p>
      <text:p text:style-name="P7"><text:span text:style-name="T7"/></text:p>
      <text:p text:style-name="P5"><text:span text:style-name="T7"><draw:frame draw:style-name="fr1" draw:name="Objeto3" text:anchor-type="as-char" svg:width="2.037cm" svg:height="0.48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5"><text:span text:style-name="T7"/></text:p>
      <text:p text:style-name="P8"><text:span text:style-name="T7">coloque o CAS para DEGREES <text:s/>e POLAR.</text:span></text:p>
      <text:p text:style-name="P9"><text:span text:style-name="T8">No modo RPN, o primeiro nível é o ângulo e segundo a raio do número complexo:</text:span></text:p>
      <text:p text:style-name="P9"><text:span text:style-name="T8"/></text:p>
      <text:p text:style-name="P9"><text:span text:style-name="T8">2: 1</text:span></text:p>
      <text:p text:style-name="P9"><text:span text:style-name="T8">1: 90</text:span></text:p>
      <text:p text:style-name="P9"><text:span text:style-name="T8">'NUMP'</text:span></text:p>
      <text:p text:style-name="P9"><text:span text:style-name="T8"/></text:p>
      <text:p text:style-name="P9"><text:span text:style-name="T8">EVAL e o programa cria o número complexo.</text:span></text:p>
      <text:p text:style-name="P9"><text:span text:style-name="T8"/></text:p>
      <text:p text:style-name="P9"><text:span text:style-name="T8"><draw:frame draw:style-name="fr1" draw:name="Objeto4" text:anchor-type="as-char" svg:width="1.579cm" svg:height="0.494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3"><text:span text:style-name="T9"/></text:p>
      <text:p text:style-name="P10"><text:span text:style-name="T9"/></text:p>
      <text:p text:style-name="P10"><text:span text:style-name="T9">ZL, impedância do indutor, entrada:</text:span></text:p>
      <text:p text:style-name="P10"><text:span text:style-name="T9">2: 'valor do indutor'</text:span></text:p>
      <text:p text:style-name="P10"><text:span text:style-name="T9">1: 'frequência'</text:span></text:p>
      <text:p text:style-name="P10"><text:span text:style-name="T9"/></text:p>
      <text:p text:style-name="P10"><text:span text:style-name="T9">ZC, impedância do capacitor, entrada:</text:span></text:p>
      <text:p text:style-name="P10"><text:span text:style-name="T9">2: 'valor do capacitor'</text:span></text:p>
      <text:p text:style-name="P10"><text:span text:style-name="T9">1: 'frequência'</text:span></text:p>
      <text:p text:style-name="P10"><text:span text:style-name="T9"/></text:p>
      <text:p text:style-name="P10"><text:span text:style-name="T9">YL, admitância do indutor, entrada:</text:span></text:p>
      <text:p text:style-name="P10"><text:span text:style-name="T9">2: 'valor do indutor'</text:span></text:p>
      <text:p text:style-name="P10"><text:span text:style-name="T9">1: 'frequência'</text:span></text:p>
      <text:p text:style-name="P10"><text:span text:style-name="T9"/></text:p>
      <text:p text:style-name="P10"><text:span text:style-name="T9">YC, admitância do capacitor, entrada:</text:span></text:p>
      <text:p text:style-name="P10"><text:span text:style-name="T9">2: 'valor do capacitor'</text:span></text:p>
      <text:p text:style-name="P10"><text:span text:style-name="T9">1: 'frequência'</text:span></text:p>
      <text:p text:style-name="P10"><text:span text:style-name="T9"/></text:p>
      <text:p text:style-name="P10"><text:span text:style-name="T9">SUPER, cria uma sequência de números para a analise da superposição, os índices seguem as frequência de entrada.</text:span></text:p>
      <text:p text:style-name="P10"><text:span text:style-name="T9"/></text:p>
      <text:p text:style-name="P10"><text:span text:style-name="T9">SIS2, resolve um sistema linear com as funções na pilha(toda a pilha).</text:span></text:p>
      <text:p text:style-name="P10"><text:span text:style-name="T9"/></text:p>
      <text:p text:style-name="P10"><text:span text:style-name="T9">RMS, valor rms de uma função(não é obrigatoriamente senoidal), entrada:</text:span></text:p>
      <text:p text:style-name="P10"><text:span text:style-name="T9">2: 'função'</text:span></text:p>
      <text:p text:style-name="P10"><text:span text:style-name="T9">1: 'período'</text:span></text:p>
      <text:p text:style-name="P10"><text:span text:style-name="T9"/></text:p>
      <text:p text:style-name="P10"><text:span text:style-name="T9">REPETE, repete o conteúdo da pilha coloca em uma lista.</text:span></text:p>
      <text:p text:style-name="P10"><text:span text:style-name="T9"/></text:p>
      <text:p text:style-name="P10"><text:span text:style-name="T9">RD, converte radianos para graus.</text:span></text:p>
      <text:p text:style-name="P10"><text:span text:style-name="T9"/></text:p>
      <text:p text:style-name="P10"><text:span text:style-name="T9">DR, converte graus para radianos.</text:span></text:p>
      <text:p text:style-name="P10"><text:span text:style-name="T9"/></text:p>
      <text:p text:style-name="P10"><text:span text:style-name="T9">RARET, passa o CAS da calculadora para RADIANOS e RETANGULAR.</text:span></text:p>
      <text:p text:style-name="P10"><text:span text:style-name="T9"/></text:p>
      <text:p text:style-name="P10"><text:span text:style-name="T9">PUSHS, coloca o conteúdo atual da pilha em outra pilha, variável STACK, <text:s/>contador PC.</text:span></text:p>
      <text:p text:style-name="P10"><text:span text:style-name="T9"/></text:p>
      <text:p text:style-name="P10"><text:span text:style-name="T9">POPS, retira o conteúdo superior do stack secundário.</text:span></text:p>
      <text:p text:style-name="P10"><text:span text:style-name="T9"/></text:p>
      <text:p text:style-name="P10"><text:span text:style-name="T9">POTMZ, potência média, entrada:</text:span></text:p>
      <text:p text:style-name="P10"><text:span text:style-name="T9">2: 'corrente sobre a impedância'</text:span></text:p>
      <text:p text:style-name="P10"><text:span text:style-name="T9">1: 'impedância'</text:span></text:p>
      <text:p text:style-name="P10"><text:span text:style-name="T9"/></text:p>
      <text:p text:style-name="P11"><text:span text:style-name="T10">POTM, potência média de duas senoide, entrada:</text:span></text:p>
      <text:p text:style-name="P11"><text:span text:style-name="T10">2: 'tensão complexa'</text:span></text:p>
      <text:p text:style-name="P11"><text:span text:style-name="T10">1: 'corrente complexa'</text:span></text:p>
      <text:p text:style-name="P11"><text:span text:style-name="T10"/></text:p>
      <text:p text:style-name="P11"><text:span text:style-name="T10">DEFA, defasagem entre duas ondas senoidais, entrada:</text:span></text:p>
      <text:p text:style-name="P11"><text:span text:style-name="T10">2: 'função 1'</text:span></text:p>
      <text:p text:style-name="P11"><text:span text:style-name="T10">1: 'função 2'</text:span></text:p>
      <text:p text:style-name="P11"><text:span text:style-name="T10"/></text:p>
      <text:p text:style-name="P12"><text:span text:style-name="T11">POTCON, analis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Modern" svg:font-family="Modern" style:font-family-generic="modern" style:font-pitch="variable"/>
    <style:font-face style:name="Open Baskerville 0.0.75" svg:font-family="'Open Baskerville 0.0.75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columns fo:column-count="2" fo:column-gap="0cm">
          <style:column style:rel-width="4818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M46S</meta:editing-duration>
    <meta:editing-cycles>13</meta:editing-cycles>
    <meta:generator>LibreOffice/3.6$Windows_x86 LibreOffice_project/2ef5aff-a6fb0ff-166bdff-cf087ad-0f1389</meta:generator>
    <dc:date>2013-01-25T17:41:44.48</dc:date>
    <meta:document-statistic meta:table-count="0" meta:image-count="0" meta:object-count="4" meta:page-count="1" meta:paragraph-count="49" meta:word-count="288" meta:character-count="1777" meta:non-whitespace-character-count="152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v</mi>
      <mrow>
        <mrow>
          <mo stretchy="false">(</mo>
          <mrow>
            <mi>t</mi>
          </mrow>
          <mo stretchy="false">)</mo>
        </mrow>
        <mo stretchy="false">=</mo>
        <mi>A</mi>
      </mrow>
      <mi>cos</mi>
      <mrow>
        <mo stretchy="false">(</mo>
        <mrow>
          <mi>w</mi>
          <mrow>
            <mi>t</mi>
            <mo stretchy="false">+</mo>
            <mo stretchy="false">θ</mo>
          </mrow>
        </mrow>
        <mo stretchy="false">)</mo>
      </mrow>
    </mrow>
    <annotation encoding="StarMath 5.0">v(t) = A cos(w t+%theta)</annotation>
  </semantics>
</math>
</file>

<file path=Object 2/content.xml><?xml version="1.0" encoding="utf-8"?>
<math xmlns="http://www.w3.org/1998/Math/MathML">
  <semantics>
    <mrow>
      <mrow>
        <mstyle mathvariant="bold">
          <mrow>
            <mi>V</mi>
          </mrow>
        </mstyle>
        <mo stretchy="false">=</mo>
        <mi>A</mi>
      </mrow>
      <mo stretchy="false">∢</mo>
      <mo stretchy="false">θ</mo>
    </mrow>
    <annotation encoding="StarMath 5.0">bold V = A %angle %theta</annotation>
  </semantics>
</math>
</file>

<file path=Object 3/content.xml><?xml version="1.0" encoding="utf-8"?>
<math xmlns="http://www.w3.org/1998/Math/MathML">
  <semantics>
    <mrow>
      <mrow>
        <mstyle mathvariant="bold">
          <mrow>
            <mi>V</mi>
          </mrow>
        </mstyle>
        <mo stretchy="false">=</mo>
        <mn>1</mn>
      </mrow>
      <mo stretchy="false">∢</mo>
      <mn>90º</mn>
    </mrow>
    <annotation encoding="StarMath 5.0">bold V = 1 %angle 90º</annotation>
  </semantics>
</math>
</file>

<file path=Object 4/content.xml><?xml version="1.0" encoding="utf-8"?>
<math xmlns="http://www.w3.org/1998/Math/MathML">
  <semantics>
    <mrow>
      <mrow>
        <mo stretchy="false">(</mo>
        <mrow>
          <mn>1,</mn>
          <mo stretchy="false">∢</mo>
          <mn>90</mn>
        </mrow>
        <mo stretchy="false">)</mo>
      </mrow>
    </mrow>
    <annotation encoding="StarMath 5.0">(1, %angle 90)</annotation>
  </semantics>
</math>
</file>